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Heading_20_1" style:master-page-name="First_20_Page">
      <style:paragraph-properties style:page-number="auto"/>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3"/>
    <style:style style:name="P22" style:family="paragraph" style:parent-style-name="Standard" style:list-style-name="L4"/>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position="33% 8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super 58%"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5452000" text:id="ct485452000">
          <text:deletion>
            <office:change-info>
              <dc:creator>Bob Jacobsen</dc:creator>
              <dc:date>2013-01-25T23:09:00</dc:date>
            </office:change-info>
            <text:p text:style-name="Standard">Specification</text:p>
          </text:deletion>
        </text:changed-region>
        <text:changed-region xml:id="ct507467104" text:id="ct507467104">
          <text:insertion>
            <office:change-info>
              <dc:creator>Bob Jacobsen</dc:creator>
              <dc:date>2013-01-25T23:09:00</dc:date>
            </office:change-info>
          </text:insertion>
        </text:changed-region>
        <text:changed-region xml:id="ct57112144" text:id="ct57112144">
          <text:deletion>
            <office:change-info>
              <dc:creator>David Harris</dc:creator>
              <dc:date>2013-01-26T00:03:00</dc:date>
            </office:change-info>
            <text:h text:style-name="Heading_20_1" text:outline-level="1">Specification</text:h>
          </text:deletion>
        </text:changed-region>
        <text:changed-region xml:id="ct485324848" text:id="ct485324848">
          <text:insertion>
            <office:change-info>
              <dc:creator>David Harris</dc:creator>
              <dc:date>2013-01-26T00:03:00</dc:date>
            </office:change-info>
          </text:insertion>
        </text:changed-region>
        <text:changed-region xml:id="ct195169104" text:id="ct195169104">
          <text:insertion>
            <office:change-info>
              <dc:creator>Bob Jacobsen</dc:creator>
              <dc:date>2013-01-25T23:09:00</dc:date>
            </office:change-info>
          </text:insertion>
        </text:changed-region>
        <text:changed-region xml:id="ct195040704" text:id="ct195040704">
          <text:deletion>
            <office:change-info>
              <dc:creator>Bob Jacobsen</dc:creator>
              <dc:date>2013-01-25T23:09:00</dc:date>
            </office:change-info>
            <text:p text:style-name="Standard">pecification</text:p>
          </text:deletion>
        </text:changed-region>
        <text:changed-region xml:id="ct485314912" text:id="ct485314912">
          <text:insertion>
            <office:change-info>
              <dc:creator>Bob Jacobsen</dc:creator>
              <dc:date>2013-01-26T09:38:00</dc:date>
            </office:change-info>
          </text:insertion>
        </text:changed-region>
        <text:changed-region xml:id="ct195145680" text:id="ct195145680">
          <text:insertion>
            <office:change-info>
              <dc:creator>Bob Jacobsen</dc:creator>
              <dc:date>2013-01-26T09:39:00</dc:date>
            </office:change-info>
          </text:insertion>
        </text:changed-region>
        <text:changed-region xml:id="ct195156480" text:id="ct195156480">
          <text:insertion>
            <office:change-info>
              <dc:creator>Bob Jacobsen</dc:creator>
              <dc:date>2013-01-26T09:40:00</dc:date>
            </office:change-info>
          </text:insertion>
        </text:changed-region>
        <text:changed-region xml:id="ct507831104" text:id="ct507831104">
          <text:insertion>
            <office:change-info>
              <dc:creator>Bob Jacobsen</dc:creator>
              <dc:date>2013-01-26T09:41:00</dc:date>
            </office:change-info>
          </text:insertion>
        </text:changed-region>
        <text:changed-region xml:id="ct485329072" text:id="ct485329072">
          <text:insertion>
            <office:change-info>
              <dc:creator>Bob Jacobsen</dc:creator>
              <dc:date>2013-01-25T23:12:00</dc:date>
            </office:change-info>
          </text:insertion>
        </text:changed-region>
        <text:changed-region xml:id="ct506595376" text:id="ct506595376">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deletion>
        </text:changed-region>
        <text:changed-region xml:id="ct507829056" text:id="ct507829056">
          <text:insertion>
            <office:change-info>
              <dc:creator>Bob Jacobsen</dc:creator>
              <dc:date>2013-01-25T23:13:00</dc:date>
            </office:change-info>
          </text:insertion>
        </text:changed-region>
        <text:changed-region xml:id="ct506463504" text:id="ct506463504">
          <text:deletion>
            <office:change-info>
              <dc:creator>Unknown Author</dc:creator>
              <dc:date>2013-01-25T10:36:00</dc:date>
            </office:change-info>
            <text:p text:style-name="Standard"/>
            <text:p text:style-name="Standard">“Datagram rejected, out of order” - Should not happen, but an internal inconsistency was found in the CAN frames making up a datagram. Sender can try again if desired.</text:p>
          </text:deletion>
        </text:changed-region>
        <text:changed-region xml:id="ct485457744" text:id="ct485457744">
          <text:insertion>
            <office:change-info>
              <dc:creator>Bob Jacobsen</dc:creator>
              <dc:date>2013-01-25T23:13:00</dc:date>
            </office:change-info>
          </text:insertion>
        </text:changed-region>
        <text:changed-region xml:id="ct259196544" text:id="ct259196544">
          <text:insertion>
            <office:change-info>
              <dc:creator>Bob Jacobsen</dc:creator>
              <dc:date>2013-01-26T09:42:00</dc:date>
            </office:change-info>
          </text:insertion>
        </text:changed-region>
        <text:changed-region xml:id="ct467163728" text:id="ct467163728">
          <text:insertion>
            <office:change-info>
              <dc:creator>Bob Jacobsen</dc:creator>
              <dc:date>2013-01-26T09:43:00</dc:date>
            </office:change-info>
          </text:insertion>
        </text:changed-region>
        <text:changed-region xml:id="ct506532704" text:id="ct506532704">
          <text:insertion>
            <office:change-info>
              <dc:creator>Bob Jacobsen</dc:creator>
              <dc:date>2013-01-26T09:44:00</dc:date>
            </office:change-info>
          </text:insertion>
        </text:changed-region>
        <text:changed-region xml:id="ct506530256" text:id="ct506530256">
          <text:deletion>
            <office:change-info>
              <dc:creator>Bob Jacobsen</dc:creator>
              <dc:date>2013-01-26T09:41:00</dc:date>
            </office:change-info>
            <text:p text:style-name="Standard">In the base protocol a d</text:p>
          </text:deletion>
        </text:changed-region>
        <text:changed-region xml:id="ct57122000" text:id="ct57122000">
          <text:insertion>
            <office:change-info>
              <dc:creator>Bob Jacobsen</dc:creator>
              <dc:date>2013-01-26T09:41:00</dc:date>
            </office:change-info>
          </text:insertion>
        </text:changed-region>
        <text:changed-region xml:id="ct485191200" text:id="ct485191200">
          <text:insertion>
            <office:change-info>
              <dc:creator>Unknown Author</dc:creator>
              <dc:date>2013-01-25T10:39:00</dc:date>
            </office:change-info>
          </text:insertion>
        </text:changed-region>
        <text:changed-region xml:id="ct485121744" text:id="ct485121744">
          <text:deletion>
            <office:change-info>
              <dc:creator>Bob Jacobsen</dc:creator>
              <dc:date>2013-01-26T09:42:00</dc:date>
            </office:change-info>
            <text:p text:style-name="Standard"/>
            <text:p text:style-name="Standard"/>
          </text:deletion>
        </text:changed-region>
        <text:changed-region xml:id="ct506533120" text:id="ct506533120">
          <text:deletion>
            <office:change-info>
              <dc:creator>Bob Jacobsen</dc:creator>
              <dc:date>2013-01-26T09:48:00</dc:date>
            </office:change-info>
            <text:h text:style-name="Heading_20_2" text:outline-level="2">Adaptation to</text:h>
          </text:deletion>
        </text:changed-region>
        <text:changed-region xml:id="ct467237280" text:id="ct467237280">
          <text:insertion>
            <office:change-info>
              <dc:creator>Bob Jacobsen</dc:creator>
              <dc:date>2013-01-26T09:48:00</dc:date>
            </office:change-info>
          </text:insertion>
        </text:changed-region>
        <text:changed-region xml:id="ct485452144" text:id="ct485452144">
          <text:deletion>
            <office:change-info>
              <dc:creator>Bob Jacobsen</dc:creator>
              <dc:date>2013-01-26T09:47:00</dc:date>
            </office:change-info>
            <text:h text:style-name="Heading_20_2" text:outline-level="2"/>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p>
          </text:deletion>
        </text:changed-region>
        <text:changed-region xml:id="ct485082896" text:id="ct485082896">
          <text:insertion>
            <office:change-info>
              <dc:creator>Bob Jacobsen</dc:creator>
              <dc:date>2013-01-26T09:48:00</dc:date>
            </office:change-info>
          </text:insertion>
        </text:changed-region>
        <text:changed-region xml:id="ct523876048" text:id="ct523876048">
          <text:insertion>
            <office:change-info>
              <dc:creator>Bob Jacobsen</dc:creator>
              <dc:date>2013-01-26T09:47:00</dc:date>
            </office:change-info>
          </text:insertion>
        </text:changed-region>
        <text:changed-region xml:id="ct523665728" text:id="ct523665728">
          <text:insertion>
            <office:change-info>
              <dc:creator>Bob Jacobsen</dc:creator>
              <dc:date>2013-01-26T09:49:00</dc:date>
            </office:change-info>
          </text:insertion>
        </text:changed-region>
        <text:changed-region xml:id="ct523700816" text:id="ct523700816">
          <text:insertion>
            <office:change-info>
              <dc:creator>Unknown Author</dc:creator>
              <dc:date>2013-01-25T10:53:00</dc:date>
            </office:change-info>
          </text:insertion>
        </text:changed-region>
        <text:changed-region xml:id="ct430313424" text:id="ct430313424">
          <text:insertion>
            <office:change-info>
              <dc:creator>Unknown Author</dc:creator>
              <dc:date>2013-01-25T10:54:00</dc:date>
            </office:change-info>
          </text:insertion>
        </text:changed-region>
        <text:changed-region xml:id="ct524208832" text:id="ct524208832">
          <text:deletion>
            <office:change-info>
              <dc:creator>Unknown Author</dc:creator>
              <dc:date>2013-01-25T10:54:00</dc:date>
            </office:change-info>
            <text:p text:style-name="Standard">C</text:p>
          </text:deletion>
        </text:changed-region>
        <text:changed-region xml:id="ct523705904" text:id="ct523705904">
          <text:deletion>
            <office:change-info>
              <dc:creator>Unknown Author</dc:creator>
              <dc:date>2013-01-25T10:54:00</dc:date>
            </office:change-info>
            <text:p text:style-name="Standard">the</text:p>
          </text:deletion>
        </text:changed-region>
        <text:changed-region xml:id="ct506300176" text:id="ct506300176">
          <text:insertion>
            <office:change-info>
              <dc:creator>Unknown Author</dc:creator>
              <dc:date>2013-01-25T10:54:00</dc:date>
            </office:change-info>
          </text:insertion>
        </text:changed-region>
        <text:changed-region xml:id="ct523748336" text:id="ct523748336">
          <text:insertion>
            <office:change-info>
              <dc:creator>Unknown Author</dc:creator>
              <dc:date>2013-01-25T10:54:00</dc:date>
            </office:change-info>
          </text:insertion>
        </text:changed-region>
        <text:changed-region xml:id="ct430595040" text:id="ct430595040">
          <text:deletion>
            <office:change-info>
              <dc:creator>Unknown Author</dc:creator>
              <dc:date>2013-01-25T10:54:00</dc:date>
            </office:change-info>
            <text:p text:style-name="Standard">net</text:p>
          </text:deletion>
        </text:changed-region>
        <text:changed-region xml:id="ct523706288" text:id="ct523706288">
          <text:insertion>
            <office:change-info>
              <dc:creator>Unknown Author</dc:creator>
              <dc:date>2013-01-25T10:54:00</dc:date>
            </office:change-info>
          </text:insertion>
        </text:changed-region>
        <text:changed-region xml:id="ct523522256" text:id="ct523522256">
          <text:deletion>
            <office:change-info>
              <dc:creator>Unknown Author</dc:creator>
              <dc:date>2013-01-25T10:54:00</dc:date>
            </office:change-info>
            <text:p text:style-name="Standard">Communcation</text:p>
          </text:deletion>
        </text:changed-region>
        <text:changed-region xml:id="ct506325072" text:id="ct506325072">
          <text:insertion>
            <office:change-info>
              <dc:creator>Unknown Author</dc:creator>
              <dc:date>2013-01-25T10:54:00</dc:date>
            </office:change-info>
          </text:insertion>
        </text:changed-region>
        <text:changed-region xml:id="ct430517440" text:id="ct430517440">
          <text:insertion>
            <office:change-info>
              <dc:creator>Unknown Author</dc:creator>
              <dc:date>2013-01-25T10:54:00</dc:date>
            </office:change-info>
          </text:insertion>
        </text:changed-region>
        <text:changed-region xml:id="ct523264624" text:id="ct523264624">
          <text:deletion>
            <office:change-info>
              <dc:creator>Unknown Author</dc:creator>
              <dc:date>2013-01-25T10:54:00</dc:date>
            </office:change-info>
            <text:p text:style-name="Standard">here</text:p>
          </text:deletion>
        </text:changed-region>
        <text:changed-region xml:id="ct523941792" text:id="ct523941792">
          <text:insertion>
            <office:change-info>
              <dc:creator>Unknown Author</dc:creator>
              <dc:date>2013-01-25T10:54:00</dc:date>
            </office:change-info>
          </text:insertion>
        </text:changed-region>
        <text:changed-region xml:id="ct430542592" text:id="ct430542592">
          <text:deletion>
            <office:change-info>
              <dc:creator>Unknown Author</dc:creator>
              <dc:date>2013-01-25T10:55:00</dc:date>
            </office:change-info>
            <text:p text:style-name="Standard">(vs 64, and need to plan for future growth) bits</text:p>
          </text:deletion>
        </text:changed-region>
        <text:changed-region xml:id="ct523732192" text:id="ct523732192">
          <text:insertion>
            <office:change-info>
              <dc:creator>Bob Jacobsen</dc:creator>
              <dc:date>2013-01-25T23:16:00</dc:date>
            </office:change-info>
          </text:insertion>
        </text:changed-region>
        <text:changed-region xml:id="ct430592464" text:id="ct430592464">
          <text:insertion>
            <office:change-info>
              <dc:creator>Bob Jacobsen</dc:creator>
              <dc:date>2013-01-25T23:17:00</dc:date>
            </office:change-info>
          </text:insertion>
        </text:changed-region>
        <text:changed-region xml:id="ct430526528" text:id="ct430526528">
          <text:deletion>
            <office:change-info>
              <dc:creator>Unknown Author</dc:creator>
              <dc:date>2013-01-25T10:56:00</dc:date>
            </office:change-info>
            <text:p text:style-name="Standard">doesn't need</text:p>
          </text:deletion>
        </text:changed-region>
        <text:changed-region xml:id="ct506227632" text:id="ct506227632">
          <text:insertion>
            <office:change-info>
              <dc:creator>Unknown Author</dc:creator>
              <dc:date>2013-01-25T10:56:00</dc:date>
            </office:change-info>
          </text:insertion>
        </text:changed-region>
        <text:changed-region xml:id="ct430431744" text:id="ct430431744">
          <text:insertion>
            <office:change-info>
              <dc:creator>Unknown Author</dc:creator>
              <dc:date>2013-01-25T10:57:00</dc:date>
            </office:change-info>
          </text:insertion>
        </text:changed-region>
        <text:changed-region xml:id="ct523518704" text:id="ct523518704">
          <text:insertion>
            <office:change-info>
              <dc:creator>Unknown Author</dc:creator>
              <dc:date>2013-01-25T10:58:00</dc:date>
            </office:change-info>
          </text:insertion>
        </text:changed-region>
        <text:changed-region xml:id="ct384487504" text:id="ct384487504">
          <text:insertion>
            <office:change-info>
              <dc:creator>Bob Jacobsen</dc:creator>
              <dc:date>2013-01-25T23:18:00</dc:date>
            </office:change-info>
          </text:insertion>
        </text:changed-region>
        <text:changed-region xml:id="ct264123200" text:id="ct264123200">
          <text:deletion>
            <office:change-info>
              <dc:creator>Bob Jacobsen</dc:creator>
              <dc:date>2013-01-26T09:55:00</dc:date>
            </office:change-info>
            <text:p text:style-name="Standard"><text:tab/></text:p>
          </text:deletion>
        </text:changed-region>
        <text:changed-region xml:id="ct85404288" text:id="ct85404288">
          <text:deletion>
            <office:change-info>
              <dc:creator>Bob Jacobsen</dc:creator>
              <dc:date>2013-01-26T09:55:00</dc:date>
            </office:change-info>
            <text:p text:style-name="Standard"/>
            <text:p text:style-name="Standard"/>
          </text:deletion>
        </text:changed-region>
        <text:changed-region xml:id="ct384361936" text:id="ct384361936">
          <text:insertion>
            <office:change-info>
              <dc:creator>Bob Jacobsen</dc:creator>
              <dc:date>2013-01-26T09:55:00</dc:date>
            </office:change-info>
          </text:insertion>
        </text:changed-region>
        <text:changed-region xml:id="ct384331360" text:id="ct384331360">
          <text:deletion>
            <office:change-info>
              <dc:creator>Bob Jacobsen</dc:creator>
              <dc:date>2013-01-26T09:55:00</dc:date>
            </office:change-info>
            <text:p text:style-name="Standard"/>
            <text:p text:style-name="Standard"/>
          </text:deletion>
        </text:changed-region>
        <text:changed-region xml:id="ct263580832" text:id="ct263580832">
          <text:insertion>
            <office:change-info>
              <dc:creator>Bob Jacobsen</dc:creator>
              <dc:date>2013-01-26T09:55:00</dc:date>
            </office:change-info>
          </text:insertion>
        </text:changed-region>
        <text:changed-region xml:id="ct85391856" text:id="ct85391856">
          <text:deletion>
            <office:change-info>
              <dc:creator>Bob Jacobsen</dc:creator>
              <dc:date>2013-01-26T09:55:00</dc:date>
            </office:change-info>
            <text:p text:style-name="Standard"/>
            <text:p text:style-name="Standard"/>
          </text:deletion>
        </text:changed-region>
        <text:changed-region xml:id="ct263464688" text:id="ct263464688">
          <text:insertion>
            <office:change-info>
              <dc:creator>Bob Jacobsen</dc:creator>
              <dc:date>2013-01-26T09:55:00</dc:date>
            </office:change-info>
          </text:insertion>
        </text:changed-region>
        <text:changed-region xml:id="ct384332864" text:id="ct384332864">
          <text:deletion>
            <office:change-info>
              <dc:creator>Bob Jacobsen</dc:creator>
              <dc:date>2013-01-26T09:55:00</dc:date>
            </office:change-info>
            <text:p text:style-name="Standard"/>
            <text:p text:style-name="Standard"/>
          </text:deletion>
        </text:changed-region>
        <text:changed-region xml:id="ct263582464" text:id="ct263582464">
          <text:insertion>
            <office:change-info>
              <dc:creator>Bob Jacobsen</dc:creator>
              <dc:date>2013-01-26T09:55:00</dc:date>
            </office:change-info>
          </text:insertion>
        </text:changed-region>
        <text:changed-region xml:id="ct384499168" text:id="ct384499168">
          <text:deletion>
            <office:change-info>
              <dc:creator>Bob Jacobsen</dc:creator>
              <dc:date>2013-01-26T09:55:00</dc:date>
            </office:change-info>
            <text:p text:style-name="Standard"/>
            <text:p text:style-name="Standard"/>
          </text:deletion>
        </text:changed-region>
        <text:changed-region xml:id="ct263465504" text:id="ct263465504">
          <text:insertion>
            <office:change-info>
              <dc:creator>Bob Jacobsen</dc:creator>
              <dc:date>2013-01-26T09:55:00</dc:date>
            </office:change-info>
          </text:insertion>
        </text:changed-region>
        <text:changed-region xml:id="ct263708896" text:id="ct263708896">
          <text:deletion>
            <office:change-info>
              <dc:creator>Bob Jacobsen</dc:creator>
              <dc:date>2013-01-26T09:55:00</dc:date>
            </office:change-info>
            <text:p text:style-name="Standard"/>
            <text:p text:style-name="Standard"/>
          </text:deletion>
        </text:changed-region>
        <text:changed-region xml:id="ct384468368" text:id="ct384468368">
          <text:insertion>
            <office:change-info>
              <dc:creator>Bob Jacobsen</dc:creator>
              <dc:date>2013-01-26T09:55:00</dc:date>
            </office:change-info>
          </text:insertion>
        </text:changed-region>
        <text:changed-region xml:id="ct85397504" text:id="ct85397504">
          <text:deletion>
            <office:change-info>
              <dc:creator>Bob Jacobsen</dc:creator>
              <dc:date>2013-01-26T09:55:00</dc:date>
            </office:change-info>
            <text:p text:style-name="Standard"/>
            <text:p text:style-name="Standard"/>
          </text:deletion>
        </text:changed-region>
        <text:changed-region xml:id="ct85400816" text:id="ct85400816">
          <text:insertion>
            <office:change-info>
              <dc:creator>Bob Jacobsen</dc:creator>
              <dc:date>2013-01-26T09:55:00</dc:date>
            </office:change-info>
          </text:insertion>
        </text:changed-region>
        <text:changed-region xml:id="ct384375056" text:id="ct384375056">
          <text:deletion>
            <office:change-info>
              <dc:creator>Bob Jacobsen</dc:creator>
              <dc:date>2013-01-26T09:55:00</dc:date>
            </office:change-info>
            <text:p text:style-name="Standard"/>
            <text:p text:style-name="Standard"/>
          </text:deletion>
        </text:changed-region>
        <text:changed-region xml:id="ct85423616" text:id="ct85423616">
          <text:insertion>
            <office:change-info>
              <dc:creator>Bob Jacobsen</dc:creator>
              <dc:date>2013-01-26T09: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This Technical Note contains informative discussion and background for the corresponding “OpenLCB Datagram Transport <text:change text:change-id="ct485452000"/><text:change-start text:change-id="ct507467104"/>Standard<text:change-end text:change-id="ct507467104"/>”.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text:change text:change-id="ct57112144"/><text:change-start text:change-id="ct485324848"/>Standard<text:change-end text:change-id="ct485324848"/></text:h>
      <text:p text:style-name="Standard">This section provides background information on corresponding sections of the S<text:change-start text:change-id="ct195169104"/>tandard<text:change-end text:change-id="ct195169104"/><text:change text:change-id="ct195040704"/> document. <text:span text:style-name="T4">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1664037445542781340" text:style-name="L1">
        <text:list-item>
          <text:p text:style-name="P18">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p text:style-name="Standard"/>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change-start text:change-id="ct485314912"/></text:h>
      <text:p text:style-name="Standard">This is an addressed message. The destination address (full Node ID or alias) can be taken directly from the received Datagram Content message.<text:change-end text:change-id="ct485314912"/><text:change-start text:change-id="ct195145680"/></text:p>
      <text:p text:style-name="Standard">Rejecting datagrams is meant for cases where the actual transmission and reception of the datagram has failed. <text:s/>It's not meant for higher level<text:change-end text:change-id="ct195145680"/><text:change-start text:change-id="ct195156480"/> errors, such as “The <text:span text:style-name="T4">command</text:span> to move the points did not succeed because they were stuck”. The decision whether to reply with Datagram Received OK or Datagram Rejected needs to be made promptly, so that the reply can be s<text:change-end text:change-id="ct195156480"/><text:change-start text:change-id="ct507831104"/>ent, buffers can be cleared and communications can continue.<text:change-end text:change-id="ct507831104"/></text:p>
      <text:h text:style-name="Heading_20_4" text:outline-level="4">Error Codes</text:h>
      <text:p text:style-name="Standard">“Permanent error” — This node does not process datagrams, will not accept a datagram from this source, or for some other reason will not ever be able to accept this particular datagram. The datagram should not be retransmitted.</text:p>
      <text:p text:style-name="Standard">“Resend OK” — In contrast to the error above, the problem accepting the datagram is of a transient nature, and the sending node should attempt retransmission at its discretion at some point in the immediate to near future.</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should be combined with the “Resend OK” flag to explicitly request retransmission.</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text:p>
      <text:p text:style-name="Standard">“Datagrams not accepted” — This node will not accept datagrams under any circumstance. A node can also reject the interaction with an Optional Intera<text:change-start text:change-id="ct485329072"/>c<text:change-end text:change-id="ct485329072"/>tion Rejected message (see “OpenLCB Message Network Standard”) instead of sending Datagram Rejected with this code.</text:p>
      <text:p text:style-name="Standard"><text:change text:change-id="ct506595376"/><text:change-start text:change-id="ct507829056"/><office:annotation><dc:creator>Bob Jacobsen</dc:creator><dc:date>2013-01-25T23:13:16</dc:date><text:p text:style-name="P23"><text:span text:style-name="T8">Do we need an explicit buffer shortage reason for asking for a resend?</text:span></text:p></office:annotation><text:change-end text:change-id="ct507829056"/><text:change text:change-id="ct506463504"/><text:change-start text:change-id="ct485457744"/><office:annotation><dc:creator>Bob Jacobsen</dc:creator><dc:date>2013-01-25T23:13:59</dc:date><text:p text:style-name="P23"><text:span text:style-name="T8">Out of order can happen with non-CAN. <text:s/>For example, if you get two Datagram content frames before sending a reply. <text:s/>Should it stay in this part?</text:span></text:p></office:annotation><text:change-end text:change-id="ct485457744"/></text:p>
      <text:h text:style-name="Heading_20_2" text:outline-level="2">States (Normative)<text:change-start text:change-id="ct259196544"/></text:h>
      <text:p text:style-name="Standard">A datagram receive buffer is a form of state information, in that it's either full with a message being processed, or empty <text:change-end text:change-id="ct259196544"/><text:change-start text:change-id="ct467163728"/>and ready to accept a new datagram. <text:s/>The protocols are written so that <text:soft-page-break/>implementations can use just one buffer, or many. <text:s/>Depending on the connection to the physical OpenLCB network being used, it may be possible for<text:change-end text:change-id="ct467163728"/><text:change-start text:change-id="ct506532704"/> overlapping reception of datagrams. <text:s/>This works even with one buffer, because datagrams that arrive while the first is still in process can be rejected temporarily. More buffers can make that more efficient.<text:change-end text:change-id="ct506532704"/></text:p>
      <text:h text:style-name="Heading_20_2" text:outline-level="2">Interactions (Normative)</text:h>
      <text:h text:style-name="Heading_20_3" text:outline-level="3">Normal Transmission</text:h>
      <text:p text:style-name="Standard"><text:change text:change-id="ct506530256"/><text:change-start text:change-id="ct57122000"/>A d<text:change-end text:change-id="ct57122000"/>atagram is just a single message containing the Datagram MTI and the data byte(s). There is a convention for a data format indicator at the start of the data bytes<text:change-start text:change-id="ct485191200"/> for use with application layer protocols transported over datagrams<text:change-end text:change-id="ct485191200"/>, see §3.4 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change text:change-id="ct485121744"/></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
      <text:h text:style-name="Heading_20_2" text:outline-level="2"><text:change text:change-id="ct506533120"/><text:change-start text:change-id="ct467237280"/>Implementation via<text:change-end text:change-id="ct467237280"/> CAN Transport<text:change text:change-id="ct485452144"/></text:h>
      <text:h text:style-name="Heading_20_3" text:outline-level="3"><text:change-start text:change-id="ct485082896"/>CAN <text:change-end text:change-id="ct485082896"/><text:change-start text:change-id="ct523876048"/>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text:soft-page-break/>CAN-Datagram Content Middle Frame — Note that there's no requirement that this contain 8 bytes. It cannot be empty, though.</text:p>
      <text:p text:style-name="Standard">CAN Datagram Content Last Frame — Note that this frame can be zero length.</text:p>
      <text:h text:style-name="Heading_20_3" text:outline-level="3">CAN States</text:h>
      <text:p text:style-name="Standard">The CAN implementation allows more than one datagram to arrive at a node at the same time, since datagram fragments from node A and node B can arrive interleaved <text:span text:style-name="T4">at their destination node C. <text:s/>Datagram implementations need to track this in their internal state. <text:s/>Approaches include:</text:span></text:p>
      <text:list xml:id="list4709972137672833137" text:style-name="L2">
        <text:list-item>
          <text:p text:style-name="P20">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0">Having multiple buffers in which the datagrams are separately accumulated.</text:p>
        </text:list-item>
      </text:list>
      <text:p text:style-name="P19">Any implementation that obeys the protocol constraints in the Standard is acceptable.</text:p>
      <text:h text:style-name="Heading_20_3" text:outline-level="3"><text:change-end text:change-id="ct523876048"/><text:change-start text:change-id="ct523665728"/>CAN <text:change-end text:change-id="ct523665728"/>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4">that</text:span> says that CAN frames <text:span text:style-name="T4">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4">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e.g., the lower levels reset, so that it knows to abandon a partially received datagram. <text:s/>It can also recover upon seeing the next start/only fram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Transport error”, both combined together, or simply ignore the message entirely.</text:p>
      <text:p text:style-name="Standard">Notice, however, that receiving a second valid datagram sequence while receiving one (or more) that fills the local buffers is <text:span text:style-name="T6">not</text:span> an out-of-spec condition, and the protocol defines exactly how the node is to react. There's no flexibility in this case. The receiving node <text:span text:style-name="T7">must</text:span> send a Datagram Rejected message usually (but not necessarily) with the “Resend OK” error code.</text:p>
      <text:h text:style-name="Heading_20_1" text:outline-level="1">Background Information</text:h>
      <text:h text:style-name="Heading_20_2" text:outline-level="2">Use Cases</text:h>
      <text:p text:style-name="Standard"><text:change-start text:change-id="ct523700816"/>Here are some example application-level protocols that are or might be transported using datagrams.</text:p>
      <text:p text:style-name="Standard">Memory <text:change-end text:change-id="ct523700816"/><text:change-start text:change-id="ct430313424"/>c<text:change-end text:change-id="ct430313424"/><text:change text:change-id="ct524208832"/>onfiguration: Simple one-value reads and writes of configuration data are one-to-one operations that need to exchange 4-8-16-32 bytes of data.</text:p>
      <text:p text:style-name="Standard">External-network control: If <text:change text:change-id="ct523705904"/><text:change-start text:change-id="ct506300176"/>an<text:change-end text:change-id="ct506300176"/> OpenLCB <text:change-start text:change-id="ct523748336"/>segment<text:change-end text:change-id="ct523748336"/><text:change text:change-id="ct430595040"/> is attached to single external networks, e.g. a DCC or LocoNet system, one-to-one transmission can be used to exchange native commands. E.g. “Send the following LocoNet message” may need to be up to 18 bytes long with current LocoNet definitions. <text:change-start text:change-id="ct523706288"/>Communication<text:change-end text:change-id="ct523706288"/><text:change text:change-id="ct523522256"/> to LocoNet/DCC/etc<text:change-start text:change-id="ct506325072"/>.<text:change-end text:change-id="ct506325072"/> can be one-to-one to insure communications; return messages can be many one-to-one to listeners, but there's also a need for one-to-many or broadcast which is not addressed <text:change-start text:change-id="ct430517440"/>by the datagram transport<text:change-end text:change-id="ct430517440"/><text:change text:change-id="ct523264624"/>.</text:p>
      <text:p text:style-name="Standard">RFID tags carry 40<text:change-start text:change-id="ct523941792"/> bits<text:change-end text:change-id="ct523941792"/> <text:change text:change-id="ct430542592"/><text:s/>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4">t is</text:span>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text:soft-page-break/>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change-start text:change-id="ct523732192"/> The OpenLCB protocols have been designed such that this can be extended to 128 bytes <text:change-end text:change-id="ct523732192"/><text:change-start text:change-id="ct430592464"/>for specific application protocols if needed, while still maintaining backward compatibility with devices that only implement a 72-byte datagram size.<text:change-end text:change-id="ct430592464"/></text:p>
      <text:p text:style-name="Standard">At the low end, datagrams should go all the way down to zero bytes, because they are distinct from Events (which have a fixed 8-byte payload).</text:p>
      <text:p text:style-name="Standard">The datagram protocol <text:change text:change-id="ct430526528"/><text:change-start text:change-id="ct506227632"/>does not require<text:change-end text:change-id="ct506227632"/> error correction, because OpenLCB is based only on reliable links<text:change-start text:change-id="ct430431744"/> (that is, links that guarantee no content or order errors; but not necessarily a guarantee <text:s/>that messages always end up effective at the remote destination<text:change-end text:change-id="ct430431744"/><text:change-start text:change-id="ct523518704"/>)<text:change-end text:change-id="ct523518704"/>.<text:change-start text:change-id="ct384487504"/><office:annotation><dc:creator>Bob Jacobsen</dc:creator><dc:date>2013-01-25T23:18:57</dc:date><text:p text:style-name="P23"><text:span text:style-name="T8">I must not understand the 2</text:span><text:span text:style-name="T9">nd</text:span><text:span text:style-name="T8"> part of the parenthetic comment, because it doesn't seem right to me.</text:span></text:p></office:annotation><text:change-end text:change-id="ct384487504"/>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change text:change-id="ct264123200"/><text:change text:change-id="ct85404288"/><text:change-start text:change-id="ct384361936"/><text:line-break/><text:tab/><text:change-end text:change-id="ct384361936"/>Datagram First Frame from B →<text:change text:change-id="ct384331360"/><text:change-start text:change-id="ct263580832"/><text:line-break/><text:change-end text:change-id="ct263580832"/><text:tab/>← Datagram Rejected, Resend OK to B<text:change text:change-id="ct85391856"/><text:change-start text:change-id="ct263464688"/><text:line-break/><text:change-end text:change-id="ct263464688"/><text:tab/>Datagram Middle Frame from A →<text:change text:change-id="ct384332864"/><text:change-start text:change-id="ct263582464"/><text:line-break/><text:change-end text:change-id="ct263582464"/><text:tab/>Datagram Last Frame from A →<text:change text:change-id="ct384499168"/><text:change-start text:change-id="ct263465504"/><text:line-break/><text:change-end text:change-id="ct263465504"/><text:tab/>← Datagram Received OK to A<text:change text:change-id="ct263708896"/><text:change-start text:change-id="ct384468368"/><text:line-break/><text:change-end text:change-id="ct384468368"/><text:tab/>Datagram First Frame from B →<text:change text:change-id="ct85397504"/><text:change-start text:change-id="ct85400816"/><text:line-break/><text:change-end text:change-id="ct85400816"/><text:tab/>Datagram Final Frame from B →<text:change text:change-id="ct384375056"/><text:change-start text:change-id="ct85423616"/><text:line-break/><text:change-end text:change-id="ct85423616"/><text:tab/>← Datagram Received OK to B</text:p>
      <text:h text:style-name="Heading_20_3" text:outline-level="3"><text:soft-page-break/>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5">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soft-page-break/><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5486861424129661399" text:style-name="L3">
        <text:list-item>
          <text:p text:style-name="P21">A one-byte ID field with a central sequential method of assignment. <text:span text:style-name="T4">It is</text:span> called the “Datagram Protocol ID”. This is small, so doesn't use much space on CAN, but requires central recording of IDs.</text:p>
        </text:list-item>
        <text:list-item>
          <text:p text:style-name="P21">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4">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text:soft-page-break/>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Thus the decision for nine segments, 72 bytes, and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in order to ease migration in the long-term. There are good reasons to retain the possibility of larger-than-64-byte datagrams, e.g. so you can have a header of N bytes on the front of 64 data bytes. All that is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2319271234721483888" text:style-name="L4">
        <text:list-item>
          <text:p text:style-name="P22"><text:soft-page-break/>Node A creates a datagram for node B in its buffer and starts to send it.</text:p>
        </text:list-item>
        <text:list-item>
          <text:p text:style-name="P22">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4">It is</text:span> therefore easiest for an implementation to provide for two buffers if i<text:span text:style-name="T4">t is</text:span> likely to send and receive datagrams asynchronously.</text:p>
      <text:p text:style-name="Standard">The datagram protocol allows all nodes to reject a datagram when i<text:span text:style-name="T4">t has</text:span> been totally received. CAN and other wire protocols, because they require fragmentation of the datagram into smaller segments, therefore also allow an early rejection of a datagram. This mechanism can help keep buffers clear, but it<text:span text:style-name="T4"> is</text:span> not required that CAN implementations use this mechanis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pecificationStandard<text:tab/>1</text:p>
          <text:p text:style-name="P17"><text:s/>2.1 Introduction<text:tab/>1</text:p>
          <text:p text:style-name="P17"><text:s/>2.2 Intended Use<text:tab/>1</text:p>
          <text:p text:style-name="P17"><text:s/>2.3 References and Context<text:tab/>1</text:p>
          <text:p text:style-name="P17"><text:s/>2.4  Message Formats<text:tab/>1</text:p>
          <text:p text:style-name="P14"><text:s/>2.4.1 Datagram Content<text:tab/>1</text:p>
          <text:p text:style-name="P14"><text:s/>2.4.2 Datagram Received OK<text:tab/>2</text:p>
          <text:p text:style-name="P14"><text:s/>2.4.3 Datagram Rejected<text:tab/>2</text:p>
          <text:p text:style-name="P15"><text:s/>2.4.3.1 Error Codes<text:tab/>2</text:p>
          <text:p text:style-name="P17"><text:s/>2.5 States (Normative)<text:tab/>2</text:p>
          <text:p text:style-name="P17"><text:s/>2.6 Interactions (Normative)<text:tab/>3</text:p>
          <text:p text:style-name="P14"><text:s/>2.6.1 Normal Transmission<text:tab/>3</text:p>
          <text:p text:style-name="P14"><text:s/>2.6.2 Rejected Transmission<text:tab/>3</text:p>
          <text:p text:style-name="P17"><text:s/>2.7 Adaptation toImplementation via CAN Transport<text:tab/>3</text:p>
          <text:p text:style-name="P14"><text:s/>2.7.1 CAN Message Formats<text:tab/>3</text:p>
          <text:p text:style-name="P14"><text:s/>2.7.2 CAN States<text:tab/>4</text:p>
          <text:p text:style-name="P14"><text:s/>2.7.3 CAN Interactions<text:tab/>4</text:p>
          <text:p text:style-name="P15"><text:s/>2.7.3.1 Normal Transmission<text:tab/>4</text:p>
          <text:p text:style-name="P15"><text:s/>2.7.3.2 Rejected Transmission<text:tab/>5</text:p>
          <text:p text:style-name="P16"><text:s/>3 Background Information<text:tab/>5</text:p>
          <text:p text:style-name="P17"><text:s/>3.1 Use Cases<text:tab/>5</text:p>
          <text:p text:style-name="P17"><text:s/>3.2 Discussion<text:tab/>5</text:p>
          <text:p text:style-name="P17"><text:s/>3.3 Examples<text:tab/>6</text:p>
          <text:p text:style-name="P14"><text:s/>3.3.1 Normal CAN case<text:tab/>6</text:p>
          <text:p text:style-name="P14"><text:s/>3.3.2 Short CAN datagram case<text:tab/>6</text:p>
          <text:p text:style-name="P14"><text:s/>3.3.3 Rejected short CAN datagram case<text:tab/>6</text:p>
          <text:p text:style-name="P14"><text:s/>3.3.4 Rejected interleaved CAN datagram case:<text:tab/>6</text:p>
          <text:p text:style-name="P14"><text:s/>3.3.5 Command/Reply Example<text:tab/>7</text:p>
          <text:p text:style-name="P14"><text:s/>3.3.6 Back and Forth Datagram Protocol<text:tab/>7</text:p>
          <text:p text:style-name="P17"><text:soft-page-break/><text:s/>3.4 Datagram Content<text:tab/>8</text:p>
          <text:p text:style-name="P17"><text:s/>3.5 Numerology<text:tab/>8</text:p>
          <text:p text:style-name="P17"><text:s/>3.6 Future Extensions<text:tab/>9</text:p>
          <text:p text:style-name="P17"><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6T10:00:0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0:00:0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6T10:00:09">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7</meta:editing-cycles>
    <meta:editing-duration>PT14H12M56S</meta:editing-duration>
    <meta:generator>OpenOffice.org/3.4.1$Unix OpenOffice.org_project/341m1$Build-9593</meta:generator>
    <dc:date>2013-01-26T10:00:09</dc:date>
    <dc:creator>Bob Jacobsen</dc:creator>
    <meta:document-statistic meta:table-count="1" meta:image-count="1" meta:object-count="0" meta:page-count="11" meta:paragraph-count="204" meta:word-count="4213" meta:character-count="25459"/>
    <meta:user-defined meta:name="Info 1"/>
    <meta:user-defined meta:name="Info 2"/>
    <meta:user-defined meta:name="Info 3"/>
    <meta:user-defined meta:name="Info 4"/>
  </office:meta>
</office:document-meta>
</file>